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4pt" style:text-underline-style="solid" style:text-underline-width="auto" style:text-underline-color="font-color" fo:font-weight="bold" style:font-size-asian="14pt" style:font-weight-asian="bold" style:font-name-complex="Georgia"/>
    </style:style>
    <style:style style:name="P2" style:family="paragraph" style:parent-style-name="Standard">
      <style:text-properties style:font-name="Georgia" style:font-name-complex="Georgia"/>
    </style:style>
    <style:style style:name="P3" style:family="paragraph" style:parent-style-name="Standard">
      <style:paragraph-properties>
        <style:tab-stops>
          <style:tab-stop style:position="0.0752in"/>
          <style:tab-stop style:position="0.15in"/>
          <style:tab-stop style:position="0.6945in"/>
          <style:tab-stop style:position="0.9862in"/>
          <style:tab-stop style:position="2.528in" style:leader-style="dotted" style:leader-text="."/>
          <style:tab-stop style:position="3.0555in"/>
          <style:tab-stop style:position="5.539in" style:type="right"/>
        </style:tab-stops>
      </style:paragraph-properties>
      <style:text-properties style:font-name="Georgia" style:font-name-complex="Georgia"/>
    </style:style>
    <style:style style:name="P4" style:family="paragraph" style:parent-style-name="Standard">
      <style:paragraph-properties>
        <style:tab-stops>
          <style:tab-stop style:position="0.0752in"/>
          <style:tab-stop style:position="0.15in"/>
          <style:tab-stop style:position="0.6945in"/>
          <style:tab-stop style:position="0.9862in"/>
          <style:tab-stop style:position="2.528in" style:leader-style="dotted" style:leader-text="."/>
          <style:tab-stop style:position="3.0555in"/>
          <style:tab-stop style:position="5.539in" style:type="right"/>
        </style:tab-stops>
      </style:paragraph-properties>
    </style:style>
    <style:style style:name="P5" style:family="paragraph" style:parent-style-name="Standard">
      <style:paragraph-properties fo:margin-left="0.5in" fo:margin-right="0in" fo:text-indent="0in" style:auto-text-indent="false"/>
      <style:text-properties style:font-name="Georgia" style:font-name-complex="Georgia"/>
    </style:style>
    <style:style style:name="P6" style:family="paragraph" style:parent-style-name="Standard">
      <style:paragraph-properties fo:margin-left="0in" fo:margin-right="-0.3201in" fo:text-align="center" style:justify-single-word="false" fo:text-indent="0in" style:auto-text-indent="false" fo:break-before="page">
        <style:tab-stops>
          <style:tab-stop style:position="4.428in" style:type="right"/>
        </style:tab-stops>
      </style:paragraph-properties>
      <style:text-properties fo:font-size="18pt" style:font-size-asian="18pt"/>
    </style:style>
    <style:style style:name="P7" style:family="paragraph" style:parent-style-name="Standard">
      <style:paragraph-properties fo:margin-left="0in" fo:margin-right="-0.3201in" fo:text-indent="0in" style:auto-text-indent="false">
        <style:tab-stops>
          <style:tab-stop style:position="4.428in" style:type="right"/>
        </style:tab-stops>
      </style:paragraph-properties>
      <style:text-properties style:font-name="Georgia" fo:font-size="18pt" style:font-size-asian="18pt" style:font-name-complex="Georgia"/>
    </style:style>
    <style:style style:name="P8" style:family="paragraph" style:parent-style-name="Standard">
      <style:paragraph-properties fo:margin-left="0in" fo:margin-right="-0.3201in" fo:text-indent="0in" style:auto-text-indent="false">
        <style:tab-stops>
          <style:tab-stop style:position="6.9835in" style:type="right"/>
        </style:tab-stops>
      </style:paragraph-properties>
      <style:text-properties style:font-name="Georgia" style:font-name-complex="Georgia"/>
    </style:style>
    <style:style style:name="P9" style:family="paragraph" style:parent-style-name="Standard">
      <style:paragraph-properties fo:margin-left="0in" fo:margin-right="-0.3201in" fo:text-indent="0in" style:auto-text-indent="false">
        <style:tab-stops>
          <style:tab-stop style:position="0.0752in"/>
          <style:tab-stop style:position="0.15in"/>
          <style:tab-stop style:position="0.6945in"/>
          <style:tab-stop style:position="0.9862in"/>
          <style:tab-stop style:position="2.528in" style:leader-style="dotted" style:leader-text="."/>
          <style:tab-stop style:position="3.0555in"/>
          <style:tab-stop style:position="5.539in" style:type="right"/>
        </style:tab-stops>
      </style:paragraph-properties>
      <style:text-properties style:font-name="Georgia" style:font-name-complex="Georgia"/>
    </style:style>
    <style:style style:name="P10" style:family="paragraph" style:parent-style-name="Standard">
      <style:paragraph-properties fo:margin-left="0in" fo:margin-right="-0.3201in" fo:text-indent="0in" style:auto-text-indent="false">
        <style:tab-stops>
          <style:tab-stop style:position="0in"/>
          <style:tab-stop style:position="0.0626in"/>
          <style:tab-stop style:position="0.9862in"/>
          <style:tab-stop style:position="2.528in" style:leader-style="dotted" style:leader-text="."/>
          <style:tab-stop style:position="3.0555in"/>
          <style:tab-stop style:position="5.539in" style:type="right"/>
        </style:tab-stops>
      </style:paragraph-properties>
      <style:text-properties style:font-name="Georgia" style:font-name-complex="Georgia"/>
    </style:style>
    <style:style style:name="P11" style:family="paragraph" style:parent-style-name="Standard">
      <style:paragraph-properties fo:margin-left="0in" fo:margin-right="-0.3201in" fo:text-indent="0in" style:auto-text-indent="false">
        <style:tab-stops>
          <style:tab-stop style:position="6.9835in" style:type="right"/>
        </style:tab-stops>
      </style:paragraph-properties>
    </style:style>
    <style:style style:name="P12" style:family="paragraph" style:parent-style-name="Standard">
      <style:paragraph-properties fo:margin-left="0in" fo:margin-right="-0.3201in" fo:text-indent="0in" style:auto-text-indent="false">
        <style:tab-stops>
          <style:tab-stop style:position="0in"/>
          <style:tab-stop style:position="0.0626in"/>
          <style:tab-stop style:position="0.9862in"/>
          <style:tab-stop style:position="2.528in" style:leader-style="dotted" style:leader-text="."/>
          <style:tab-stop style:position="3.0555in"/>
          <style:tab-stop style:position="5.539in" style:type="right"/>
        </style:tab-stops>
      </style:paragraph-properties>
    </style:style>
    <style:style style:name="P13" style:family="paragraph" style:parent-style-name="Standard">
      <style:paragraph-properties fo:margin-left="0in" fo:margin-right="-0.3201in" fo:text-indent="0in" style:auto-text-indent="false">
        <style:tab-stops>
          <style:tab-stop style:position="0.0752in"/>
          <style:tab-stop style:position="0.15in"/>
          <style:tab-stop style:position="0.6945in"/>
          <style:tab-stop style:position="0.9862in"/>
          <style:tab-stop style:position="2.528in" style:leader-style="dotted" style:leader-text="."/>
          <style:tab-stop style:position="3.0555in"/>
          <style:tab-stop style:position="5.539in" style:type="right"/>
        </style:tab-stops>
      </style:paragraph-properties>
    </style:style>
    <style:style style:name="P14" style:family="paragraph" style:parent-style-name="Heading" style:master-page-name="Standard">
      <style:paragraph-properties style:page-number="auto"/>
    </style:style>
    <style:style style:name="T1" style:family="text">
      <style:text-properties fo:font-size="14pt" style:text-underline-style="solid" style:text-underline-width="auto" style:text-underline-color="font-color" fo:font-weight="bold" style:font-size-asian="14pt" style:font-weight-asian="bold"/>
    </style:style>
    <style:style style:name="T2" style:family="text">
      <style:text-properties style:font-name="Georgia" style:font-name-complex="Georgia"/>
    </style:style>
    <style:style style:name="T3" style:family="text">
      <style:text-properties style:font-name="Georgia" officeooo:rsid="00144375" style:font-name-complex="Georgia"/>
    </style:style>
    <style:style style:name="T4" style:family="text">
      <style:text-properties style:font-name="Georgia" style:font-name-asian="Georgia" style:font-name-complex="Georgia"/>
    </style:style>
    <style:style style:name="T5" style:family="text">
      <style:text-properties style:font-name="Georgia" fo:font-weight="bold" style:font-weight-asian="bold" style:font-name-complex="Georgia"/>
    </style:style>
    <style:style style:name="T6" style:family="text">
      <style:text-properties style:font-name="Georgia" fo:font-style="italic" style:font-style-asian="italic" style:font-name-complex="Georgia"/>
    </style:style>
    <style:style style:name="T7" style:family="text">
      <style:text-properties style:font-name-asian="Georgia"/>
    </style:style>
    <style:style style:name="T8" style:family="text">
      <style:text-properties officeooo:rsid="001443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lf-Assessment: Communication Strengths and Needs</text:p>
      <text:p text:style-name="P1"/>
      <text:p text:style-name="P2">Please answer the following questions honestly. Consider how you communicate in your personal life. When you identify your strengths and needs in relating to friends and family members, you will improve your skills. <text:s/>This will also carry over into your work/tutoring life. </text:p>
      <text:p text:style-name="P2"><text:tab/><text:tab/><text:tab/><text:tab/><text:tab/><text:tab/> <text:s/>Needs<text:tab/><text:tab/><text:tab/> <text:s text:c="4"/>Highly</text:p>
      <text:p text:style-name="P5"><text:span text:style-name="T7"><text:s text:c="60"/></text:span>Improvement <text:s text:c="31"/>Skilled<text:tab/><text:tab/><text:tab/><text:tab/><text:tab/><text:tab/><text:tab/><text:tab/><text:tab/><text:tab/><text:tab/></text:p>
      <text:p text:style-name="Standard"><text:span text:style-name="T2">1. <text:s text:c="3"/>The content of my message is clear.<text:tab/><text:tab/>1<text:tab/>2<text:tab/>3<text:tab/>4<text:tab/></text:span><text:span text:style-name="T3">(</text:span><text:span text:style-name="T2">5</text:span><text:span text:style-name="T3">)</text:span></text:p>
      <text:p text:style-name="P2"/>
      <text:p text:style-name="P2">2. <text:s text:c="3"/>There is congruence between my<text:tab/><text:tab/>1<text:tab/>2<text:tab/>3<text:tab/><text:span text:style-name="T8">(</text:span>4<text:span text:style-name="T8">)</text:span><text:tab/>5</text:p>
      <text:p text:style-name="Standard"><text:span text:style-name="T4"><text:s text:c="8"/></text:span><text:span text:style-name="T2">non-verbal and verbal message.</text:span></text:p>
      <text:p text:style-name="P2"/>
      <text:p text:style-name="P2">3. <text:s text:c="4"/>I establish rapport at the onset of<text:tab/><text:tab/>1<text:tab/>2<text:tab/><text:span text:style-name="T8">(</text:span>3<text:span text:style-name="T8">)</text:span><text:tab/>4<text:tab/>5</text:p>
      <text:p text:style-name="Standard"><text:span text:style-name="T4"><text:s text:c="8"/></text:span><text:span text:style-name="T2">each communication.</text:span></text:p>
      <text:p text:style-name="P2"/>
      <text:p text:style-name="P2">4. <text:s text:c="4"/>I consider timing and setting<text:tab/><text:tab/><text:tab/>1<text:tab/><text:span text:style-name="T8">(</text:span>2<text:span text:style-name="T8">)</text:span><text:tab/>3<text:tab/>4<text:tab/>5</text:p>
      <text:p text:style-name="P2"><text:span text:style-name="T7"><text:s text:c="8"/></text:span>before communicating.</text:p>
      <text:p text:style-name="P2"/>
      <text:p text:style-name="P2">5. <text:s text:c="3"/>I am aware of when I make <text:tab/><text:tab/><text:tab/>1<text:tab/>2<text:tab/><text:span text:style-name="T8">(</text:span>3<text:span text:style-name="T8">)</text:span><text:tab/>4<text:tab/>5</text:p>
      <text:p text:style-name="P2"><text:span text:style-name="T7"><text:s text:c="7"/></text:span>assumptions, and I ask</text:p>
      <text:p text:style-name="P2"><text:span text:style-name="T7"><text:s text:c="7"/></text:span>clarifying questions.</text:p>
      <text:p text:style-name="P2"/>
      <text:p text:style-name="Standard"><text:span text:style-name="T2">6. <text:s text:c="3"/>I </text:span><text:span text:style-name="T5">listen</text:span><text:span text:style-name="T2"> to what the other person<text:tab/><text:tab/>1<text:tab/>2<text:tab/>3<text:tab/>4<text:tab/></text:span><text:span text:style-name="T3">(</text:span><text:span text:style-name="T2">5</text:span><text:span text:style-name="T3">)</text:span></text:p>
      <text:p text:style-name="P2"><text:span text:style-name="T7"><text:s text:c="8"/></text:span>is saying.</text:p>
      <text:p text:style-name="P2"/>
      <text:p text:style-name="P2">7. <text:s text:c="3"/>I am aware of my expectations of<text:tab/><text:tab/>1<text:tab/>2<text:tab/>3<text:tab/>4<text:tab/><text:span text:style-name="T8">(</text:span>5<text:span text:style-name="T8">)</text:span></text:p>
      <text:p text:style-name="P2"><text:span text:style-name="T7"><text:s text:c="7"/></text:span>others and ways they influence how</text:p>
      <text:p text:style-name="P2"><text:span text:style-name="T7"><text:s text:c="7"/></text:span>I receive information.</text:p>
      <text:p text:style-name="P2"/>
      <text:p text:style-name="P2">8. <text:s text:c="3"/>I am aware of my emotional state<text:tab/><text:tab/>1<text:tab/>2<text:tab/>3<text:tab/><text:span text:style-name="T8">(</text:span>4<text:span text:style-name="T8">)</text:span><text:tab/>5</text:p>
      <text:p text:style-name="P2"><text:span text:style-name="T7"><text:s text:c="8"/></text:span>when communicating with others.</text:p>
      <text:p text:style-name="P2"/>
      <text:p text:style-name="P2">9. <text:s text:c="3"/>I am able to describe my feelings<text:tab/><text:tab/>1<text:tab/>2<text:tab/><text:span text:style-name="T8">(</text:span>3<text:span text:style-name="T8">)</text:span><text:tab/>4<text:tab/>5</text:p>
      <text:p text:style-name="P2"><text:span text:style-name="T7"><text:s text:c="7"/></text:span>honestly and openly.</text:p>
      <text:p text:style-name="P2"/>
      <text:p text:style-name="P2">10. <text:s text:c="2"/>I give constructive feedback in <text:tab/><text:tab/>1<text:tab/>2<text:tab/><text:span text:style-name="T8">(</text:span>3<text:span text:style-name="T8">)</text:span><text:tab/>4<text:tab/>5</text:p>
      <text:p text:style-name="P2"><text:span text:style-name="T7"><text:s text:c="8"/></text:span>specific, non-judgmental and</text:p>
      <text:p text:style-name="P2"><text:span text:style-name="T7"><text:s text:c="8"/></text:span>behavioral terms.</text:p>
      <text:p text:style-name="P2"/>
      <text:p text:style-name="P2">11. <text:s text:c="2"/>I feel comfortable giving negative/<text:tab/><text:tab/>1<text:tab/>2<text:tab/>3<text:tab/><text:span text:style-name="T8">(</text:span>4<text:span text:style-name="T8">)</text:span><text:tab/>5</text:p>
      <text:p text:style-name="P2"><text:span text:style-name="T7"><text:s text:c="8"/></text:span>positive feedback.</text:p>
      <text:p text:style-name="P2"/>
      <text:p text:style-name="P2">12. <text:s text:c="2"/>I feel comfortable receiving negative/<text:tab/>1<text:tab/>2<text:tab/>3<text:tab/><text:span text:style-name="T8">(</text:span>4<text:span text:style-name="T8">)</text:span><text:tab/>5</text:p>
      <text:p text:style-name="P2"><text:span text:style-name="T7"><text:s text:c="8"/></text:span>positive feedback.</text:p>
      <text:p text:style-name="P6">Checklist for improved listening</text:p>
      <text:p text:style-name="P7"/>
      <text:p text:style-name="P11"><text:span text:style-name="T2">Put a check mark beside the listening behaviors that you </text:span><text:span text:style-name="T6">regularly practice</text:span><text:span text:style-name="T2">. Your answers will help you discover the listening skills that you need to concentrate on more closely.</text:span></text:p>
      <text:p text:style-name="P8"/>
      <text:p text:style-name="P9">____<text:span text:style-name="T8">no</text:span>_ Do I give my listeners cues to know when to "tune me in?"</text:p>
      <text:p text:style-name="P9"/>
      <text:p text:style-name="P10">____<text:span text:style-name="T8">yes</text:span>_ Do I understand that I not only have the right to influence others, but they have</text:p>
      <text:p text:style-name="P12"><text:span text:style-name="T4"><text:s/></text:span><text:span text:style-name="T2"><text:tab/> <text:s text:c="19"/>the right to influence me?</text:span></text:p>
      <text:p text:style-name="P9"/>
      <text:p text:style-name="P9">____<text:span text:style-name="T8">yes</text:span>_ Do I understand that when I am talking I am learning little?</text:p>
      <text:p text:style-name="P9"/>
      <text:p text:style-name="P4"><text:span text:style-name="T2">____</text:span><text:span text:style-name="T3">yes</text:span><text:span text:style-name="T2">_ Do I realize that people "speak in many non‑verbal ways; that I must "hear" <text:s/></text:span></text:p>
      <text:p text:style-name="P4"><text:span text:style-name="T2"><text:tab/><text:tab/><text:tab/> <text:s text:c="3"/>these communications too?</text:span></text:p>
      <text:p text:style-name="P9"/>
      <text:p text:style-name="P9">____<text:span text:style-name="T8">no</text:span>_ Do I look for feedback to assure that I am understood?</text:p>
      <text:p text:style-name="P9"/>
      <text:p text:style-name="P3">____<text:span text:style-name="T8">yes</text:span>_ Do I know that a person who feels understood tends to be less aggressive and </text:p>
      <text:p text:style-name="P4"><text:span text:style-name="T2"><text:tab/><text:tab/><text:tab/> <text:s text:c="4"/>less defensive?</text:span></text:p>
      <text:p text:style-name="P9"/>
      <text:p text:style-name="P3">____<text:span text:style-name="T8">yes</text:span>_ Do I understand that being a good listener does not mean that I must believe</text:p>
      <text:p text:style-name="P13"><text:span text:style-name="T2"><text:tab/><text:tab/><text:tab/> <text:s text:c="4"/>what I am hearing or subscribe to the values of the speaker?</text:span></text:p>
      <text:p text:style-name="P9"/>
      <text:p text:style-name="P9">____<text:span text:style-name="T8">yes</text:span>_ Do I know my biases and prejudices, so that they do not filter out certain </text:p>
      <text:p text:style-name="P13"><text:span text:style-name="T2"><text:tab/><text:tab/><text:tab/> <text:s/>messages?</text:span></text:p>
      <text:p text:style-name="P9"/>
      <text:p text:style-name="P9">____<text:span text:style-name="T8">yes</text:span>_ Do I avoid responding to emotionally charged words?</text:p>
      <text:p text:style-name="P9"/>
      <text:p text:style-name="P9">____<text:span text:style-name="T8">yes</text:span>_ When I disagree with something or find something exciting, do I still listen</text:p>
      <text:p text:style-name="P13"><text:span text:style-name="T4"><text:s/></text:span><text:span text:style-name="T2"><text:tab/><text:tab/><text:tab/> <text:s text:c="2"/>carefully?</text:span></text:p>
      <text:p text:style-name="P9"/>
      <text:p text:style-name="P9"><text:span text:style-name="T8">no, myself sometimes__</text:span> If I am having trouble being understood, do I fault myself or the listener?</text:p>
      <text:p text:style-name="P9"/>
      <text:p text:style-name="P13"><text:span text:style-name="T2">____</text:span><text:span text:style-name="T3">no_</text:span><text:span text:style-name="T2"> Do I know when my behavior may seem threatening and intimidate listeners?</text:span></text:p>
      <text:p text:style-name="P9"/>
      <text:p text:style-name="P9">____<text:span text:style-name="T8">yes</text:span>_ Can I tell when there is a hostile, emotionally charged atmosphere?</text:p>
      <text:p text:style-name="P9"/>
      <text:p text:style-name="P9">____<text:span text:style-name="T8">yes</text:span>_ Do I consider the person, as well as the situation?</text:p>
      <text:p text:style-name="P9"/>
      <text:p text:style-name="P9">____<text:span text:style-name="T8">no</text:span>_ Do I listen for what is NOT being said?</text:p>
      <text:p text:style-name="P9"/>
      <text:p text:style-name="P9">____<text:span text:style-name="T8">yes</text:span>_ Do I listen for tone as well as words?</text:p>
      <text:p text:style-name="P9"/>
      <text:p text:style-name="P9">____<text:span text:style-name="T8">yes</text:span>_ Do I look as if I am listening?</text:p>
      <text:p text:style-name="P9"/>
      <text:p text:style-name="P9"><text:soft-page-break/>____<text:span text:style-name="T8">yes</text:span>_ If I were a listener, would I listen to myself?</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Georgia" fo:font-family="Georgia" style:font-pitch="variable" fo:font-size="14pt" style:text-underline-style="solid" style:text-underline-width="auto" style:text-underline-color="font-color" fo:font-weight="bold" style:font-size-asian="14pt" style:font-weight-asian="bold" style:font-name-complex="Georgia" style:font-family-complex="Georgia"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4in" fo:margin-top="0.361in" style:dynamic-spacing="true"/>
      </style:footer-style>
    </style:page-layout>
  </office:automatic-styles>
  <office:master-styles>
    <style:master-page style:name="Standard" style:page-layout-name="Mpm1">
      <style:header>
        <text:p text:style-name="Header"/>
      </style:header>
      <style:footer>
        <text:p text:style-name="Footer">Updated from Development Associates, Inc. <text:s text:c="41"/>Liz Coleman 1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f-Assessment: Communication Strengths and Needs</dc:title>
    <dc:subject/>
    <meta:keyword/>
    <meta:initial-creator>Liz Coleman</meta:initial-creator>
    <meta:creation-date>2004-03-04T14:55:00</meta:creation-date>
    <dc:date>2018-11-09T00:30:33.415000000</dc:date>
    <meta:print-date>2009-10-22T11:42:00</meta:print-date>
    <meta:editing-cycles>10</meta:editing-cycles>
    <meta:editing-duration>PT1H12M39S</meta:editing-duration>
    <meta:generator>LibreOffice/6.1.2.1$Windows_X86_64 LibreOffice_project/65905a128db06ba48db947242809d14d3f9a93fe</meta:generator>
    <meta:document-statistic meta:table-count="0" meta:image-count="0" meta:object-count="0" meta:page-count="3" meta:paragraph-count="57" meta:word-count="538" meta:character-count="3300" meta:non-whitespace-character-count="2441"/>
  </office:meta>
</office:document-meta>
</file>